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paragraph-properties>
        <style:tab-stops>
          <style:tab-stop style:position="2.2709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Text_20_body">
      <style:paragraph-properties fo:padding="0.0193in" fo:border="0.0008in solid #d9d9e3"/>
    </style:style>
    <style:style style:name="P9" style:family="paragraph" style:parent-style-name="Standard">
      <style:text-properties fo:font-size="13pt" fo:font-weight="bold" style:font-size-asian="13pt" style:font-weight-asian="bold" style:font-size-complex="13pt" style:font-weight-complex="bold"/>
    </style:style>
    <style:style style:name="P10" style:family="paragraph" style:parent-style-name="Standard" style:list-style-name="L1">
      <style:text-properties fo:font-size="13pt" fo:font-weight="bold" style:font-size-asian="13pt" style:font-weight-asian="bold" style:font-size-complex="13pt" style:font-weight-complex="bold"/>
    </style:style>
    <style:style style:name="P11" style:family="paragraph" style:parent-style-name="Standard" style:list-style-name="L3">
      <style:text-properties fo:font-size="13pt" fo:font-weight="bold" style:font-size-asian="13pt" style:font-weight-asian="bold" style:font-size-complex="13pt" style:font-weight-complex="bold"/>
    </style:style>
    <style:style style:name="P12" style:family="paragraph" style:parent-style-name="Standard" style:list-style-name="L5">
      <style:text-properties fo:font-size="13pt" fo:font-weight="bold" style:font-size-asian="13pt" style:font-weight-asian="bold" style:font-size-complex="13pt" style:font-weight-complex="bold"/>
    </style:style>
    <style:style style:name="P13" style:family="paragraph" style:parent-style-name="Standard" style:list-style-name="L6">
      <style:text-properties fo:font-size="13pt" fo:font-weight="bold" style:font-size-asian="13pt" style:font-weight-asian="bold" style:font-size-complex="13pt" style:font-weight-complex="bold"/>
    </style:style>
    <style:style style:name="P14" style:family="paragraph" style:parent-style-name="Standard" style:list-style-name="L12">
      <style:text-properties fo:font-size="13pt" fo:font-weight="bold" style:font-size-asian="13pt" style:font-weight-asian="bold" style:font-size-complex="13pt" style:font-weight-complex="bold"/>
    </style:style>
    <style:style style:name="P15" style:family="paragraph" style:parent-style-name="Standard" style:list-style-name="L13">
      <style:text-properties fo:font-size="13pt" fo:font-weight="bold" style:font-size-asian="13pt" style:font-weight-asian="bold" style:font-size-complex="13pt" style:font-weight-complex="bold"/>
    </style:style>
    <style:style style:name="P16" style:family="paragraph" style:parent-style-name="Standard" style:list-style-name="L14">
      <style:text-properties fo:font-size="13pt" fo:font-weight="bold" style:font-size-asian="13pt" style:font-weight-asian="bold" style:font-size-complex="13pt" style:font-weight-complex="bold"/>
    </style:style>
    <style:style style:name="P17" style:family="paragraph" style:parent-style-name="Standard" style:list-style-name="L15">
      <style:text-properties fo:font-size="13pt" fo:font-weight="bold" style:font-size-asian="13pt" style:font-weight-asian="bold" style:font-size-complex="13pt" style:font-weight-complex="bold"/>
    </style:style>
    <style:style style:name="P18" style:family="paragraph" style:parent-style-name="Standard" style:list-style-name="L16">
      <style:text-properties fo:font-size="13pt" fo:font-weight="bold" style:font-size-asian="13pt" style:font-weight-asian="bold" style:font-size-complex="13pt" style:font-weight-complex="bold"/>
    </style:style>
    <style:style style:name="P19" style:family="paragraph" style:parent-style-name="Standard">
      <style:text-properties fo:font-size="15pt" fo:font-weight="bold" style:font-size-asian="15pt" style:font-weight-asian="bold" style:font-size-complex="15pt" style:font-weight-complex="bold"/>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text-properties fo:font-size="14pt" fo:font-weight="bold" style:font-size-asian="14pt" style:font-weight-asian="bold" style:font-size-complex="14pt" style:font-weight-complex="bold"/>
    </style:style>
    <style:style style:name="P26" style:family="paragraph" style:parent-style-name="Standard" style:list-style-name="L8">
      <style:text-properties fo:font-size="14pt" fo:font-weight="bold" style:font-size-asian="14pt" style:font-weight-asian="bold" style:font-size-complex="14pt" style:font-weight-complex="bold"/>
    </style:style>
    <style:style style:name="P27" style:family="paragraph" style:parent-style-name="Standard" style:list-style-name="L9">
      <style:text-properties fo:font-size="14pt" fo:font-weight="bold" style:font-size-asian="14pt" style:font-weight-asian="bold" style:font-size-complex="14pt" style:font-weight-complex="bold"/>
    </style:style>
    <style:style style:name="P28" style:family="paragraph" style:parent-style-name="Standard" style:list-style-name="L10">
      <style:text-properties fo:font-size="14pt" fo:font-weight="bold" style:font-size-asian="14pt" style:font-weight-asian="bold" style:font-size-complex="14pt" style:font-weight-complex="bold"/>
    </style:style>
    <style:style style:name="P29" style:family="paragraph" style:parent-style-name="Standard" style:list-style-name="L11">
      <style:text-properties fo:font-size="14pt" fo:font-weight="bold" style:font-size-asian="14pt" style:font-weight-asian="bold" style:font-size-complex="14pt" style:font-weight-complex="bold"/>
    </style:style>
    <style:style style:name="P30" style:family="paragraph" style:parent-style-name="Standard" style:list-style-name="L12"/>
    <style:style style:name="P31" style:family="paragraph" style:parent-style-name="Standard" style:list-style-name="L13"/>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P35" style:family="paragraph" style:parent-style-name="Text_20_body" style:list-style-name="L17">
      <style:paragraph-properties fo:padding="0.0193in" fo:border="0.0008in solid #d9d9e3"/>
    </style:style>
    <style:style style:name="P36" style:family="paragraph" style:parent-style-name="Text_20_body" style:list-style-name="L18">
      <style:paragraph-properties fo:padding="0.0193in" fo:border="0.0008in solid #d9d9e3"/>
    </style:style>
    <style:style style:name="P37" style:family="paragraph" style:parent-style-name="Text_20_body" style:list-style-name="L19">
      <style:paragraph-properties fo:padding="0.0193in" fo:border="0.0008in solid #d9d9e3"/>
    </style:style>
    <style:style style:name="P38" style:family="paragraph" style:parent-style-name="Text_20_body" style:list-style-name="L20">
      <style:paragraph-properties fo:padding="0.0193in" fo:border="0.0008in solid #d9d9e3"/>
    </style:style>
    <style:style style:name="P39" style:family="paragraph" style:parent-style-name="Text_20_body" style:list-style-name="L21">
      <style:paragraph-properties fo:padding="0.0193in" fo:border="0.0008in solid #d9d9e3"/>
    </style:style>
    <style:style style:name="P40" style:family="paragraph" style:parent-style-name="Text_20_body" style:list-style-name="L22">
      <style:paragraph-properties fo:padding="0.0193in" fo:border="0.0008in solid #d9d9e3"/>
    </style:style>
    <style:style style:name="P41" style:family="paragraph" style:parent-style-name="Text_20_body" style:list-style-name="L23">
      <style:paragraph-properties fo:padding="0.0193in" fo:border="0.0008in solid #d9d9e3"/>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3">Concept: Environmental Monitoring AI &amp; ADS.</text:p>
      <text:p text:style-name="Standard"/>
      <text:p text:style-name="P2">Overview:</text:p>
      <text:p text:style-name="Standard">Environmental Monitoring AI &amp; ADS is an innovative system that combines artificial intelligence, sensor technologies, and autonomous driving capabilities to create a safer and more eco-friendly transportation ecosystem. This system focuses on real-time environmental data collection, analysis, and adaptation in autonomous vehicles</text:p>
      <text:p text:style-name="Standard"/>
      <text:p text:style-name="P5">Key Components:</text:p>
      <text:p text:style-name="Standard"/>
      <text:p text:style-name="P2">1. Sensors and Data Collection:</text:p>
      <text:p text:style-name="Standard"><text:s text:c="4"/></text:p>
      <text:p text:style-name="Standard"><text:span text:style-name="T3"><text:s text:c="5"/></text:span><text:span text:style-name="T6">Environmental Sensors:</text:span></text:p>
      <text:p text:style-name="Standard"><text:span text:style-name="T6"><text:s text:c="15"/></text:span><text:span text:style-name="T5"><text:s/></text:span>Equipped with sensors for measuring air quality, temperature, humidity, and pollution levels.</text:p>
      <text:p text:style-name="Standard"/>
      <text:p text:style-name="Standard"><text:s text:c="5"/><text:span text:style-name="T6">Vehicle Sensors:</text:span></text:p>
      <text:p text:style-name="Standard"><text:span text:style-name="T6"><text:s text:c="17"/></text:span><text:span text:style-name="T3"><text:s/></text:span>Utilizes vehicle-mounted sensors for data like speed, location, and road conditions.</text:p>
      <text:p text:style-name="Standard"/>
      <text:p text:style-name="Standard"><text:s text:c="5"/><text:span text:style-name="T6">Camera Systems:</text:span><text:span text:style-name="T3"> </text:span></text:p>
      <text:p text:style-name="Standard"><text:span text:style-name="T3"><text:s text:c="17"/></text:span>High-resolution cameras for recognizing environmental elements and potential obstacles.</text:p>
      <text:p text:style-name="Standard"/>
      <text:p text:style-name="P2">2. Artificial Intelligence (AI) Integration:</text:p>
      <text:p text:style-name="Standard"><text:s text:c="6"/></text:p>
      <text:p text:style-name="Standard"><text:span text:style-name="T4"><text:s text:c="5"/></text:span><text:span text:style-name="T6"><text:s/>Machine Learning Algorithms: </text:span></text:p>
      <text:p text:style-name="Standard"><text:span text:style-name="T6"><text:s text:c="18"/></text:span>Algorithms analyze data from sensors to detect patterns and anomalies related to environmental conditions.</text:p>
      <text:p text:style-name="Standard"/>
      <text:p text:style-name="Standard"><text:s text:c="4"/><text:span text:style-name="T6">Predictive Analytics:</text:span></text:p>
      <text:p text:style-name="Standard"><text:span text:style-name="T6"><text:s text:c="17"/></text:span><text:s/>Predicts changes in environmental factors such as weather, traffic, and air quality to proactively adjust driving parameters.</text:p>
      <text:p text:style-name="Standard"/>
      <text:p text:style-name="Standard"><text:s text:c="4"/><text:span text:style-name="T3"><text:s/>Deep Learning Networks:</text:span></text:p>
      <text:p text:style-name="Standard"><text:span text:style-name="T3"><text:s text:c="16"/></text:span>Trained to recognize and respond to various environmental elements like pedestrians, cyclists, and animals.</text:p>
      <text:p text:style-name="Standard"/>
      <text:p text:style-name="P6">3.Adaptive Autonomous Driving System:</text:p>
      <text:list xml:id="list4271323499825278099" text:style-name="L1">
        <text:list-header>
          <text:p text:style-name="P10"/>
        </text:list-header>
      </text:list>
      <text:p text:style-name="Standard"><text:s text:c="4"/><text:span text:style-name="T3">Dynamic Route Planning: </text:span></text:p>
      <text:p text:style-name="Standard"><text:span text:style-name="T3"><text:s text:c="17"/></text:span>Utilizes AI predictions to dynamically adjust vehicle routes based on weather conditions, traffic congestion, and pollution levels.</text:p>
      <text:p text:style-name="Standard"/>
      <text:p text:style-name="Standard"><text:s text:c="4"/><text:span text:style-name="T3">Speed and Acceleration Control:</text:span></text:p>
      <text:p text:style-name="Standard"><text:span text:style-name="T3"><text:s text:c="17"/></text:span>AI adjusts the speed and acceleration of the vehicle according to real-time data, ensuring optimal fuel efficiency and reduced emissions.</text:p>
      <text:p text:style-name="Standard"/>
      <text:p text:style-name="Standard"><text:s text:c="4"/></text:p>
      <text:p text:style-name="P6"><text:soft-page-break/><text:s/></text:p>
      <text:p text:style-name="P6"><text:s text:c="4"/>Collision Avoidance:</text:p>
      <text:p text:style-name="Standard"><text:span text:style-name="T3"><text:s text:c="15"/></text:span><text:s/>Advanced AI algorithms detect potential collisions and take evasive actions, ensuring the safety of passengers and pedestrians alike.</text:p>
      <text:p text:style-name="Standard"/>
      <text:p text:style-name="P6">4. Environmental Feedback System:</text:p>
      <text:p text:style-name="Standard"><text:s text:c="4"/></text:p>
      <text:p text:style-name="P6"><text:s text:c="4"/>User Interface: <text:s text:c="10"/></text:p>
      <text:p text:style-name="Standard"><text:span text:style-name="T3"><text:s text:c="15"/></text:span>Provides real-time environmental data to passengers, allowing them to understand the air quality and other relevant information inside and outside the vehicle.</text:p>
      <text:p text:style-name="Standard"><text:s text:c="2"/><text:span text:style-name="T3"><text:s text:c="2"/>Data Sharing:</text:span> </text:p>
      <text:p text:style-name="Standard"><text:s text:c="16"/>Aggregated and anonymized environmental data can be shared with urban planners and environmental agencies to make informed decisions about city planning and pollution control measures.</text:p>
      <text:p text:style-name="Standard"/>
      <text:p text:style-name="P5">Benefits:</text:p>
      <text:p text:style-name="P5"/>
      <text:p text:style-name="P6"><text:s text:c="10"/>1.Environmental Impact:</text:p>
      <text:list xml:id="list5214670271590623027" text:style-name="L2">
        <text:list-header>
          <text:p text:style-name="P20"><text:span text:style-name="T3"><text:s text:c="5"/></text:span>Reduces emissions and fuel consumption by optimizing driving patterns based on real-time environmental data.</text:p>
        </text:list-header>
      </text:list>
      <text:p text:style-name="Standard"/>
      <text:p text:style-name="P1"><text:s text:c="12"/><text:span text:style-name="T2">2.Safety:</text:span></text:p>
      <text:list xml:id="list8569140463087908122" text:style-name="L3">
        <text:list-header>
          <text:p text:style-name="P21"><text:span text:style-name="T3"><text:s text:c="4"/></text:span>Enhances road safety by predicting and avoiding potential hazards, reducing accidents and improving pedestrian safety.</text:p>
          <text:p text:style-name="P11"/>
          <text:p text:style-name="P11">3.User Experience:</text:p>
        </text:list-header>
      </text:list>
      <text:list xml:id="list4413311695913272058" text:style-name="L4">
        <text:list-header>
          <text:p text:style-name="P22"><text:span text:style-name="T3"><text:s text:c="2"/></text:span><text:s/>Provides passengers with valuable information about their environment, promoting awareness and encouraging environmentally conscious decisions.</text:p>
        </text:list-header>
      </text:list>
      <text:list xml:id="list579720473383039154" text:style-name="L5">
        <text:list-header>
          <text:p text:style-name="P12"/>
          <text:p text:style-name="P12">4.Urban Planning:</text:p>
          <text:p text:style-name="P23"><text:span text:style-name="T3"><text:s text:c="4"/></text:span>Offers valuable data to urban planners and policymakers, aiding in the development of sustainable and eco-friendly cities.</text:p>
        </text:list-header>
      </text:list>
      <text:p text:style-name="Standard"/>
      <text:list xml:id="list7354853469838469942" text:style-name="L6">
        <text:list-header>
          <text:p text:style-name="P13">5.Efficiency:</text:p>
          <text:p text:style-name="P24"><text:span text:style-name="T3"><text:s text:c="4"/></text:span>Optimizes traffic flow and reduces congestion by dynamically adjusting routes, leading to smoother transportation systems.</text:p>
        </text:list-header>
      </text:list>
      <text:p text:style-name="Standard"/>
      <text:p text:style-name="Standard"><text:s text:c="7"/>The Environmental Monitoring AI &amp; ADS concept represents a significant step towards creating intelligent, adaptive, and environmentally responsible transportation systems, making cities cleaner, safer, and more efficient.</text:p>
      <text:p text:style-name="Standard"><text:s text:c="4"/></text:p>
      <text:p text:style-name="Standard"/>
      <text:p text:style-name="Standard"/>
      <text:p text:style-name="Standard"/>
      <text:p text:style-name="P4">Concept: Environmentally Monitoring DAC (Direct Air Capture):</text:p>
      <text:p text:style-name="Standard"/>
      <text:p text:style-name="P6">Overview:</text:p>
      <text:p text:style-name="Standard"><text:s text:c="14"/>Environmentally Monitoring DAC is an integrated system designed to enhance the efficiency, sustainability, and environmental impact of Direct Air Capture technology. This system utilizes advanced sensors, data analytics, and automation to monitor various environmental factors, <text:soft-page-break/>ensuring optimal DAC operation while minimizing its ecological footprint.</text:p>
      <text:p text:style-name="Standard"/>
      <text:p text:style-name="P6">Key Components:</text:p>
      <text:p text:style-name="Standard"/>
      <text:p text:style-name="P7">1. Environmental Sensors:</text:p>
      <text:p text:style-name="Standard"><text:s text:c="3"/></text:p>
      <text:p text:style-name="Standard"><text:s text:c="10"/><text:span text:style-name="T3"><text:s/>Air Quality Sensors:</text:span> </text:p>
      <text:p text:style-name="Standard"><text:s text:c="22"/>Monitor the ambient air quality, ensuring that the air entering the DAC system meets quality standards for effective CO2 capture.</text:p>
      <text:p text:style-name="Standard"/>
      <text:p text:style-name="Standard"><text:s text:c="3"/><text:span text:style-name="T3">Temperature and Humidity Sensors: </text:span></text:p>
      <text:p text:style-name="Standard"><text:span text:style-name="T3"><text:s text:c="17"/></text:span>Track temperature and humidity levels, optimizing DAC performance under different environmental conditions.</text:p>
      <text:p text:style-name="Standard"/>
      <text:p text:style-name="Standard"><text:s text:c="2"/><text:span text:style-name="T3"><text:s/>Wind Sensors: </text:span></text:p>
      <text:p text:style-name="Standard"><text:span text:style-name="T3"><text:s text:c="16"/></text:span>Analyze wind patterns to predict the dispersion of captured CO2, helping in efficient release or storage decisions.</text:p>
      <text:p text:style-name="Standard"/>
      <text:list xml:id="list6263316452532677264" text:style-name="L7">
        <text:list-item>
          <text:p text:style-name="P25">Data Analytics and Machine Learning:</text:p>
          <text:p text:style-name="P25"/>
        </text:list-item>
      </text:list>
      <text:p text:style-name="Standard"><text:s text:c="2"/><text:span text:style-name="T3"><text:s/>Predictive Analysis: </text:span></text:p>
      <text:p text:style-name="Standard"><text:span text:style-name="T3"><text:s text:c="13"/></text:span>Utilize historical and real-time data to predict optimal times for DAC operation based on weather patterns, energy availability, and CO2 concentration in the air.</text:p>
      <text:p text:style-name="Standard"/>
      <text:p text:style-name="Standard"><text:s text:c="2"/><text:span text:style-name="T3"><text:s text:c="2"/>Anomaly Detection:</text:span></text:p>
      <text:p text:style-name="Standard"><text:span text:style-name="T3"><text:s text:c="14"/></text:span>Implement machine learning algorithms to identify irregularities in DAC performance, enabling proactive maintenance and issue resolution.</text:p>
      <text:p text:style-name="Standard"/>
      <text:p text:style-name="Standard"><text:s text:c="3"/><text:span text:style-name="T3">Energy Optimization: </text:span></text:p>
      <text:p text:style-name="Standard"><text:span text:style-name="T3"><text:s text:c="14"/></text:span>Analyze energy consumption patterns and optimize the DAC operation to minimize energy usage and associated environmental impact.</text:p>
      <text:p text:style-name="Standard"/>
      <text:list xml:id="list526997623640921064" text:style-name="L8">
        <text:list-item>
          <text:p text:style-name="P26">Automation and Control Systems:</text:p>
          <text:p text:style-name="P26"/>
        </text:list-item>
      </text:list>
      <text:p text:style-name="Standard"><text:s text:c="3"/><text:span text:style-name="T3">Automated Control:</text:span></text:p>
      <text:p text:style-name="Standard"><text:span text:style-name="T3"><text:s text:c="12"/></text:span>Implement automated controls for DAC processes, adjusting air intake, capture efficiency, and CO2 release based on real-time environmental data.</text:p>
      <text:p text:style-name="Standard"/>
      <text:p text:style-name="Standard"><text:s text:c="2"/><text:span text:style-name="T3"><text:s/>Remote Monitoring: </text:span></text:p>
      <text:p text:style-name="Standard"><text:span text:style-name="T3"><text:s text:c="12"/></text:span>Enable remote monitoring and control of DAC systems, allowing technicians to intervene and make adjustments as needed from a central control center.</text:p>
      <text:p text:style-name="Standard"/>
      <text:list xml:id="list340804008249095518" text:style-name="L9">
        <text:list-item>
          <text:p text:style-name="P27">Integration with Renewable Energy Sources:</text:p>
          <text:p text:style-name="P27"/>
        </text:list-item>
      </text:list>
      <text:p text:style-name="Standard"><text:s/><text:span text:style-name="T3"><text:s text:c="2"/>Solar and Wind Integration: </text:span></text:p>
      <text:p text:style-name="Standard"><text:span text:style-name="T3"><text:s text:c="11"/></text:span>Integrate DAC systems with renewable energy sources like solar and wind power, ensuring sustainable energy supply for DAC operations.</text:p>
      <text:p text:style-name="Standard"/>
      <text:p text:style-name="Standard"/>
      <text:p text:style-name="Standard"/>
      <text:p text:style-name="Standard"><text:soft-page-break/><text:s text:c="2"/></text:p>
      <text:p text:style-name="Standard"><text:span text:style-name="T3"><text:s/>Energy Storage:</text:span> </text:p>
      <text:p text:style-name="Standard"><text:s text:c="13"/>Implement energy storage solutions to store excess energy generated by renewables for use during periods of low energy production.</text:p>
      <text:p text:style-name="Standard"/>
      <text:list xml:id="list869970979627323414" text:style-name="L10">
        <text:list-item>
          <text:p text:style-name="P28">Environmental Impact Assessment:</text:p>
          <text:p text:style-name="P28"/>
        </text:list-item>
      </text:list>
      <text:p text:style-name="Standard"><text:s text:c="2"/><text:span text:style-name="T3"><text:s/>Emission Reduction Metrics:</text:span> </text:p>
      <text:p text:style-name="Standard"><text:s text:c="15"/>Monitor and calculate the amount of CO2 captured by the DAC system, providing real-time data on the positive environmental impact.</text:p>
      <text:p text:style-name="Standard"><text:s text:c="2"/><text:span text:style-name="T3"><text:s/>Ecological Footprint Analysis: </text:span></text:p>
      <text:p text:style-name="Standard"><text:span text:style-name="T3"><text:s text:c="14"/></text:span>Assess the overall ecological footprint of DAC operations, including energy usage, material sourcing, and waste generation, to continuously improve sustainability efforts.</text:p>
      <text:p text:style-name="Standard"/>
      <text:p text:style-name="P2">Benefits:</text:p>
      <text:p text:style-name="Standard"/>
      <text:p text:style-name="Standard"><text:span text:style-name="T1">1. Increased Efficiency:</text:span>Optimizes DAC operation based on real-time environmental data, ensuring maximum CO2 capture efficiency and reducing energy wastage.</text:p>
      <text:p text:style-name="Standard"/>
      <text:p text:style-name="Standard"><text:span text:style-name="T1">2. Environmental Accountability: </text:span>Provides transparent data on CO2 capture and emission reduction, allowing organizations and communities to assess the effectiveness of DAC technology in mitigating climate change.</text:p>
      <text:p text:style-name="Standard"/>
      <text:p text:style-name="Standard"><text:span text:style-name="T1">3. Sustainability:</text:span>Integrates renewable energy sources and minimizes ecological footprint, aligning DAC operations with sustainable practices and environmental conservation.</text:p>
      <text:p text:style-name="Standard"/>
      <text:p text:style-name="Standard"><text:span text:style-name="T1">4. Scalability: </text:span>Offers scalability options, allowing the technology to be deployed in various locations and adapted to different environmental conditions.</text:p>
      <text:p text:style-name="Standard"/>
      <text:p text:style-name="Standard"><text:s text:c="15"/>The Environmentally Monitoring DAC concept represents a proactive approach to combating climate change by ensuring that DAC technology operates optimally, effectively capturing carbon dioxide while minimizing its impact on the environment.</text:p>
      <text:p text:style-name="Standard"/>
      <text:p text:style-name="Standard"/>
      <text:p text:style-name="P5">Concept: Environmentally Monitoring IoT (Internet of Things):</text:p>
      <text:p text:style-name="Standard"/>
      <text:p text:style-name="P2">Overview:</text:p>
      <text:p text:style-name="Standard"><text:s text:c="12"/>Environmentally Monitoring IoT is a comprehensive system that employs Internet of Things (IoT) devices and sensors to collect, analyze, and respond to environmental data. This concept involves integrating various IoT devices to monitor environmental parameters, fostering sustainability, and promoting eco-conscious practices. The system focuses on real-time data collection, analysis, and actionable insights to mitigate environmental impact.</text:p>
      <text:p text:style-name="Standard"/>
      <text:p text:style-name="P5">Key Components:</text:p>
      <text:p text:style-name="Standard"/>
      <text:p text:style-name="P5">1. Sensors and IoT Devices:</text:p>
      <text:p text:style-name="Standard"><text:s text:c="2"/></text:p>
      <text:p text:style-name="Standard"><text:s/><text:span text:style-name="T3">Air Quality Sensors:</text:span> </text:p>
      <text:p text:style-name="Standard"><text:s text:c="11"/></text:p>
      <text:p text:style-name="Standard"><text:s text:c="22"/>Measure pollutants such as CO2, particulate matter, and volatile organic compounds.</text:p>
      <text:p text:style-name="Standard"><text:soft-page-break/></text:p>
      <text:p text:style-name="Standard"/>
      <text:p text:style-name="Standard"/>
      <text:p text:style-name="Standard"><text:s text:c="2"/><text:span text:style-name="T3"><text:s/>Temperature and Humidity Sensors:</text:span></text:p>
      <text:p text:style-name="Standard"><text:span text:style-name="T3"><text:s text:c="18"/></text:span><text:s/>Monitor ambient temperature and humidity levels for climate control optimization.</text:p>
      <text:p text:style-name="Standard"/>
      <text:p text:style-name="Standard"><text:s text:c="2"/><text:span text:style-name="T3"><text:s/>Water Quality Sensors: </text:span></text:p>
      <text:p text:style-name="Standard"><text:span text:style-name="T3"><text:s text:c="16"/></text:span>Analyze parameters like pH, turbidity, and chemical composition for water bodies monitoring.</text:p>
      <text:p text:style-name="Standard"/>
      <text:p text:style-name="Standard"><text:s text:c="2"/><text:span text:style-name="T3"><text:s/>Energy Monitoring Devices:</text:span></text:p>
      <text:p text:style-name="Standard"><text:span text:style-name="T3"><text:s text:c="12"/></text:span><text:s/>Track energy consumption patterns in buildings and industrial setups.</text:p>
      <text:p text:style-name="Standard"/>
      <text:p text:style-name="Standard"><text:s text:c="2"/><text:span text:style-name="T3"><text:s/>Noise Pollution Sensors: <text:s/></text:span></text:p>
      <text:p text:style-name="Standard"><text:span text:style-name="T3"><text:s text:c="13"/></text:span>Measure noise levels in urban areas, identifying sources and impact on inhabitants.</text:p>
      <text:p text:style-name="Standard"/>
      <text:p text:style-name="Standard"><text:s text:c="2"/><text:span text:style-name="T3"><text:s/>Soil Health Sensors: </text:span></text:p>
      <text:p text:style-name="Standard"><text:span text:style-name="T3"><text:s text:c="13"/></text:span>Assess soil quality, moisture content, and nutrient levels for agriculture and landscaping.</text:p>
      <text:p text:style-name="Standard"/>
      <text:list xml:id="list1645877377474061242" text:style-name="L11">
        <text:list-item>
          <text:p text:style-name="P29">Data Analytics and Machine Learning:</text:p>
          <text:p text:style-name="P29"/>
        </text:list-item>
      </text:list>
      <text:p text:style-name="Standard"><text:s/><text:span text:style-name="T3"><text:s text:c="2"/>Predictive Analytics:</text:span></text:p>
      <text:p text:style-name="Standard"><text:span text:style-name="T3"><text:s text:c="12"/></text:span><text:s/>Utilize historical and real-time data to predict environmental trends, aiding in proactive decision-making.</text:p>
      <text:p text:style-name="Standard"><text:s text:c="2"/><text:span text:style-name="T3"><text:s/>Anomaly Detection:</text:span></text:p>
      <text:p text:style-name="Standard"><text:span text:style-name="T3"><text:s text:c="12"/></text:span>Identify irregularities in environmental data, indicating pollution events or abnormal conditions.</text:p>
      <text:p text:style-name="Standard"><text:s text:c="2"/><text:span text:style-name="T3">Pattern Recognition:</text:span></text:p>
      <text:p text:style-name="Standard"><text:span text:style-name="T3"><text:s text:c="12"/></text:span>Recognize patterns in environmental data to forecast seasonal changes and long-term environmental shifts.</text:p>
      <text:p text:style-name="Standard"><text:s text:c="3"/><text:span text:style-name="T3">Optimization Algorithms:</text:span></text:p>
      <text:p text:style-name="Standard"><text:span text:style-name="T3"><text:s text:c="10"/></text:span><text:s/>Optimize energy usage, water consumption, and waste management based on IoT data analysis.</text:p>
      <text:p text:style-name="Standard"/>
      <text:p text:style-name="P2">3. Smart Environmental Management:</text:p>
      <text:p text:style-name="Standard"><text:s text:c="2"/></text:p>
      <text:p text:style-name="Standard"><text:s text:c="3"/><text:span text:style-name="T3">Automated Responses:</text:span></text:p>
      <text:p text:style-name="Standard"><text:span text:style-name="T3"><text:s text:c="11"/></text:span><text:s/>Implement automated responses to specific environmental triggers, such as adjusting HVAC systems in response to temperature changes or triggering alerts during pollution spikes.</text:p>
      <text:p text:style-name="Standard"><text:s text:c="3"/><text:span text:style-name="T3">Remote Monitoring:</text:span></text:p>
      <text:p text:style-name="Standard"><text:s text:c="13"/>Enable remote monitoring and control of IoT devices, allowing real-time adjustments and interventions from anywhere.</text:p>
      <text:p text:style-name="Standard"><text:s text:c="3"/><text:span text:style-name="T3">Integration with Smart Grids:</text:span> </text:p>
      <text:p text:style-name="Standard"><text:s text:c="12"/>Connect to smart grid systems to optimize energy usage in real-time, reducing waste and promoting energy efficiency.</text:p>
      <text:p text:style-name="Standard"/>
      <text:p text:style-name="P5">4. Environmental Feedback and Education:</text:p>
      <text:p text:style-name="Standard"><text:s text:c="2"/></text:p>
      <text:p text:style-name="Standard"><text:s/><text:span text:style-name="T3">User-Friendly Interfaces: </text:span></text:p>
      <text:p text:style-name="Standard"><text:span text:style-name="T3"><text:s text:c="11"/></text:span>Develop user interfaces and mobile apps to provide individuals and communities with real-<text:soft-page-break/>time environmental data and insights.</text:p>
      <text:p text:style-name="Standard"><text:s text:c="3"/><text:span text:style-name="T3">Environmental Education: </text:span></text:p>
      <text:p text:style-name="P6"><text:s text:c="10"/></text:p>
      <text:p text:style-name="Standard"><text:span text:style-name="T3"><text:s text:c="10"/></text:span>Offer educational resources and tips based on collected data, encouraging eco-friendly habits among individuals and organizations.</text:p>
      <text:p text:style-name="Standard"/>
      <text:p text:style-name="P5">Benefits:</text:p>
      <text:p text:style-name="Standard"/>
      <text:list xml:id="list2795528381371546743" text:style-name="L12">
        <text:list-header>
          <text:p text:style-name="P14">1.Data-Driven Decisions:</text:p>
          <text:p text:style-name="P30"><text:span text:style-name="T3"><text:s/></text:span>Enable governments, businesses, and individuals to make informed decisions based on real-time environmental data, fostering a proactive approach to environmental conservation.</text:p>
        </text:list-header>
      </text:list>
      <text:list xml:id="list1673437689235755162" text:style-name="L13">
        <text:list-header>
          <text:p text:style-name="P15"/>
          <text:p text:style-name="P15">2.Resource Optimization:</text:p>
          <text:p text:style-name="P31">Optimize energy, water, and other resources consumption, reducing waste and promoting sustainable practices.</text:p>
        </text:list-header>
      </text:list>
      <text:list xml:id="list8029799315358318607" text:style-name="L14">
        <text:list-item>
          <text:list>
            <text:list-header>
              <text:p text:style-name="P16"/>
              <text:p text:style-name="P16">3.Early Pollution Detection:</text:p>
              <text:p text:style-name="P32"><text:span text:style-name="T3"><text:s text:c="6"/></text:span>Detect environmental pollution events early, allowing <text:s text:c="4"/>authorities to respond swiftly and mitigate environmental damage.</text:p>
            </text:list-header>
          </text:list>
        </text:list-item>
      </text:list>
      <text:p text:style-name="Standard"/>
      <text:list xml:id="list7591211788832138848" text:style-name="L15">
        <text:list-header>
          <text:p text:style-name="P17">4.Community Engagement:</text:p>
          <text:p text:style-name="P33"><text:s/>Engage communities in environmental conservation efforts by providing them with accessible and understandable data about their surroundings, encouraging collective action.</text:p>
        </text:list-header>
      </text:list>
      <text:p text:style-name="Standard"/>
      <text:list xml:id="list6632680005386395495" text:style-name="L16">
        <text:list-header>
          <text:p text:style-name="P18">5.Long-Term Sustainability:</text:p>
          <text:p text:style-name="P34"><text:s text:c="3"/>Foster a culture of environmental responsibility and sustainability, contributing to long-term preservation efforts and climate change mitigation.</text:p>
        </text:list-header>
      </text:list>
      <text:p text:style-name="Standard"/>
      <text:p text:style-name="Standard"><text:s text:c="7"/>Environmentally Monitoring IoT empowers individuals, businesses, and governments to actively participate in environmental conservation by leveraging the capabilities of IoT devices and data analytics to create a greener and more sustainable world.</text:p>
      <text:p text:style-name="P8"><text:span text:style-name="Strong_20_Emphasis"/></text:p>
      <text:p text:style-name="P8"><text:span text:style-name="Strong_20_Emphasis"><text:span text:style-name="T9">Concept: Environmentally Monitoring CAD (Computer-Aided Design):</text:span></text:span></text:p>
      <text:p text:style-name="P8"><text:span text:style-name="Strong_20_Emphasis"><text:span text:style-name="T7"/></text:span></text:p>
      <text:p text:style-name="P8"><text:span text:style-name="Strong_20_Emphasis"><text:span text:style-name="T3">Overview:</text:span></text:span></text:p>
      <text:p text:style-name="P8"><text:span text:style-name="Strong_20_Emphasis"><text:span text:style-name="T7"><text:s text:c="8"/>Environmentally Monitoring CAD is an innovative system that integrates environmental monitoring capabilities directly into Computer-Aided Design software. This concept aims to empower architects, engineers, and designers to make environmentally conscious decisions during the design process. By incorporating real-time environmental data and simulations within CAD software, professionals can create sustainable and eco-friendly designs from the outset.</text:span></text:span></text:p>
      <text:p text:style-name="P8"><text:span text:style-name="Strong_20_Emphasis"><text:span text:style-name="T7"/></text:span></text:p>
      <text:p text:style-name="P8"><text:span text:style-name="Strong_20_Emphasis"><text:span text:style-name="T3">Key Components:</text:span></text:span></text:p>
      <text:p text:style-name="P8"><text:span text:style-name="Strong_20_Emphasis"><text:span text:style-name="T7"/></text:span></text:p>
      <text:p text:style-name="P8"><text:span text:style-name="Strong_20_Emphasis"><text:span text:style-name="T3">1. Environmental Data Integration:</text:span></text:span></text:p>
      <text:p text:style-name="P8"><text:span text:style-name="Strong_20_Emphasis"><text:span text:style-name="T7"><text:s text:c="9"/>Live Data Feeds: Integrate live environmental data feeds into CAD software, providing real-</text:span></text:span><text:soft-page-break/><text:span text:style-name="Strong_20_Emphasis"><text:span text:style-name="T7">time information on factors such as air quality, solar radiation, wind patterns, and temperature.</text:span></text:span></text:p>
      <text:p text:style-name="P8"><text:span text:style-name="Strong_20_Emphasis"><text:span text:style-name="T7"><text:s text:c="14"/>GIS (Geographical Information System) Integration: Utilize GIS data to incorporate geographical and environmental features into designs, helping architects and planners make informed decisions about site selection and layout.</text:span></text:span></text:p>
      <text:p text:style-name="P8"><text:span text:style-name="Strong_20_Emphasis"><text:span text:style-name="T7"/></text:span></text:p>
      <text:list xml:id="list2543979696883654166" text:style-name="L17">
        <text:list-item>
          <text:p text:style-name="P35"><text:span text:style-name="Strong_20_Emphasis"><text:span text:style-name="T3">Simulation and Analysis Tools:</text:span></text:span></text:p>
        </text:list-item>
      </text:list>
      <text:p text:style-name="P8"><text:span text:style-name="Strong_20_Emphasis"><text:span text:style-name="T7"><text:s text:c="12"/></text:span></text:span><text:span text:style-name="Strong_20_Emphasis"><text:span text:style-name="T3">Energy Simulation:</text:span></text:span></text:p>
      <text:p text:style-name="P8"><text:span text:style-name="Strong_20_Emphasis"><text:span text:style-name="T3"><text:s text:c="18"/></text:span></text:span><text:span text:style-name="Strong_20_Emphasis"><text:span text:style-name="T7"><text:s/>Simulate energy usage and efficiency within the designed structures, considering factors like natural light, shading, and insulation to optimize energy consumption.</text:span></text:span></text:p>
      <text:p text:style-name="P8"><text:span text:style-name="Strong_20_Emphasis"><text:span text:style-name="T7"><text:s text:c="10"/></text:span></text:span><text:span text:style-name="Strong_20_Emphasis"><text:span text:style-name="T6"><text:s text:c="2"/></text:span></text:span><text:span text:style-name="Strong_20_Emphasis"><text:span text:style-name="T3">Daylight Analysis:</text:span></text:span></text:p>
      <text:p text:style-name="P8"><text:span text:style-name="Strong_20_Emphasis"><text:span text:style-name="T3"><text:s text:c="19"/></text:span></text:span><text:span text:style-name="Strong_20_Emphasis"><text:span text:style-name="T7">Evaluate natural daylight penetration in buildings, minimizing the need for artificial lighting and enhancing energy efficiency.</text:span></text:span></text:p>
      <text:p text:style-name="P8"><text:span text:style-name="Strong_20_Emphasis"><text:span text:style-name="T7"><text:s text:c="12"/></text:span></text:span><text:span text:style-name="Strong_20_Emphasis"><text:span text:style-name="T3">Climate Impact Assessment:</text:span></text:span></text:p>
      <text:p text:style-name="P8"><text:span text:style-name="Strong_20_Emphasis"><text:span text:style-name="T3"><text:s text:c="19"/></text:span></text:span><text:span text:style-name="Strong_20_Emphasis"><text:span text:style-name="T7">Assess the building's impact on local climate, including heat island effect and wind flow patterns, ensuring minimal disruption to the natural environment.</text:span></text:span></text:p>
      <text:p text:style-name="P8"><text:span text:style-name="Strong_20_Emphasis"><text:span text:style-name="T7"/></text:span></text:p>
      <text:list xml:id="list7710550594632723017" text:style-name="L18">
        <text:list-item>
          <text:list>
            <text:list-item>
              <text:p text:style-name="P36"><text:span text:style-name="Strong_20_Emphasis"><text:span text:style-name="T3">Eco-Material Selection:</text:span></text:span></text:p>
            </text:list-item>
          </text:list>
        </text:list-item>
      </text:list>
      <text:p text:style-name="P8"><text:span text:style-name="Strong_20_Emphasis"><text:span text:style-name="T7"><text:s text:c="3"/></text:span></text:span><text:span text:style-name="Strong_20_Emphasis"><text:span text:style-name="T3">Material Database:</text:span></text:span></text:p>
      <text:p text:style-name="P8"><text:span text:style-name="Strong_20_Emphasis"><text:span text:style-name="T3"><text:s text:c="18"/></text:span></text:span><text:span text:style-name="Strong_20_Emphasis"><text:span text:style-name="T7">Provide a comprehensive database of eco-friendly and sustainable building materials, enabling designers to choose materials with lower environmental impact.</text:span></text:span></text:p>
      <text:p text:style-name="P8"><text:span text:style-name="Strong_20_Emphasis"><text:span text:style-name="T7"><text:s/></text:span></text:span><text:span text:style-name="Strong_20_Emphasis"><text:span text:style-name="T3"><text:s text:c="2"/>Life Cycle Analysis:</text:span></text:span></text:p>
      <text:p text:style-name="P8"><text:span text:style-name="Strong_20_Emphasis"><text:span text:style-name="T3"><text:s text:c="18"/></text:span></text:span><text:span text:style-name="Strong_20_Emphasis"><text:span text:style-name="T7">Integrate life cycle assessment tools to evaluate the environmental impact of materials from extraction to disposal, promoting the use of materials with minimal ecological footprint.</text:span></text:span></text:p>
      <text:p text:style-name="P8"><text:span text:style-name="Strong_20_Emphasis"><text:span text:style-name="T7"/></text:span></text:p>
      <text:p text:style-name="P8"><text:span text:style-name="Strong_20_Emphasis"><text:span text:style-name="T3">4. Collaborative Decision-Making:</text:span></text:span></text:p>
      <text:p text:style-name="P8"><text:span text:style-name="Strong_20_Emphasis"><text:span text:style-name="T7"><text:s/></text:span></text:span><text:span text:style-name="Strong_20_Emphasis"><text:span text:style-name="T3"><text:s text:c="2"/>Real-Time Collaboration: </text:span></text:span></text:p>
      <text:p text:style-name="P8"><text:span text:style-name="Strong_20_Emphasis"><text:span text:style-name="T3"><text:s text:c="18"/></text:span></text:span><text:span text:style-name="Strong_20_Emphasis"><text:span text:style-name="T7">Facilitate real-time collaboration between architects, engineers, and environmental scientists, allowing them to collectively analyze and optimize designs for environmental sustainability.</text:span></text:span></text:p>
      <text:p text:style-name="P8"><text:span text:style-name="Strong_20_Emphasis"><text:span text:style-name="T7"><text:s text:c="3"/></text:span></text:span><text:span text:style-name="Strong_20_Emphasis"><text:span text:style-name="T3">Stakeholder Engagement: </text:span></text:span></text:p>
      <text:p text:style-name="P8"><text:span text:style-name="Strong_20_Emphasis"><text:span text:style-name="T3"><text:s text:c="18"/></text:span></text:span><text:span text:style-name="Strong_20_Emphasis"><text:span text:style-name="T7">Involve community stakeholders in the design process, gathering feedback and insights to create designs that align with local environmental and social needs.</text:span></text:span></text:p>
      <text:p text:style-name="P8"><text:span text:style-name="Strong_20_Emphasis"><text:span text:style-name="T7"/></text:span></text:p>
      <text:p text:style-name="P8"><text:span text:style-name="Strong_20_Emphasis"><text:span text:style-name="T3">5. Regulatory Compliance and Certifications:</text:span></text:span></text:p>
      <text:p text:style-name="P8"><text:span text:style-name="Strong_20_Emphasis"><text:span text:style-name="T7"><text:s text:c="2"/></text:span></text:span><text:span text:style-name="Strong_20_Emphasis"><text:span text:style-name="T3"><text:s/>Regulatory Compliance Checks:</text:span></text:span></text:p>
      <text:p text:style-name="P8"><text:span text:style-name="Strong_20_Emphasis"><text:span text:style-name="T3"><text:s text:c="18"/></text:span></text:span><text:span text:style-name="Strong_20_Emphasis"><text:span text:style-name="T7">Automatically check designs against local and international environmental regulations and certifications, ensuring that the proposed structures meet eco-friendly standards.</text:span></text:span></text:p>
      <text:p text:style-name="P8"><text:span text:style-name="Strong_20_Emphasis"><text:span text:style-name="T7"><text:s text:c="2"/></text:span></text:span><text:span text:style-name="Strong_20_Emphasis"><text:span text:style-name="T3"><text:s/>LEED (Leadership in Energy and Environmental Design) Integration:</text:span></text:span></text:p>
      <text:p text:style-name="P8"><text:soft-page-break/><text:span text:style-name="Strong_20_Emphasis"><text:span text:style-name="T3"><text:s text:c="18"/></text:span></text:span><text:span text:style-name="Strong_20_Emphasis"><text:span text:style-name="T7"><text:s/>Integrate LEED certification guidelines into the CAD software, guiding designers toward environmentally responsible design decisions.</text:span></text:span></text:p>
      <text:p text:style-name="P8"><text:span text:style-name="Strong_20_Emphasis"><text:span text:style-name="T7"/></text:span></text:p>
      <text:p text:style-name="P8"><text:span text:style-name="Strong_20_Emphasis"><text:span text:style-name="T8">Benefits:</text:span></text:span></text:p>
      <text:p text:style-name="P8"><text:span text:style-name="Strong_20_Emphasis"><text:span text:style-name="T7"/></text:span></text:p>
      <text:list xml:id="list846626914903738822" text:style-name="L19">
        <text:list-item>
          <text:p text:style-name="P37"><text:span text:style-name="Strong_20_Emphasis"><text:span text:style-name="T3">Sustainable Design:</text:span></text:span></text:p>
          <text:p text:style-name="P37"><text:span text:style-name="Strong_20_Emphasis"><text:span text:style-name="T3"><text:s text:c="8"/></text:span></text:span><text:span text:style-name="Strong_20_Emphasis"><text:span text:style-name="T7">Empowers architects and designers to create environmentally friendly buildings and infrastructure from the initial design phase, reducing the need for costly retrofitting later on.</text:span></text:span></text:p>
        </text:list-item>
      </text:list>
      <text:p text:style-name="P8"><text:span text:style-name="Strong_20_Emphasis"><text:span text:style-name="T7"/></text:span></text:p>
      <text:list xml:id="list5542577012129143371" text:style-name="L20">
        <text:list-item>
          <text:p text:style-name="P38"><text:span text:style-name="Strong_20_Emphasis"><text:span text:style-name="T3">Energy Efficiency:</text:span></text:span></text:p>
          <text:p text:style-name="P38"><text:span text:style-name="Strong_20_Emphasis"><text:span text:style-name="T3"><text:s text:c="8"/></text:span></text:span><text:span text:style-name="Strong_20_Emphasis"><text:span text:style-name="T7">Optimizes energy usage by simulating and analyzing various design scenarios, leading to energy-efficient buildings with lower operational costs.</text:span></text:span></text:p>
        </text:list-item>
      </text:list>
      <text:p text:style-name="P8"><text:span text:style-name="Strong_20_Emphasis"><text:span text:style-name="T7"/></text:span></text:p>
      <text:list xml:id="list8611445614499679391" text:style-name="L21">
        <text:list-item>
          <text:p text:style-name="P39"><text:span text:style-name="Strong_20_Emphasis"><text:span text:style-name="T3">Environmental Preservation:</text:span></text:span></text:p>
          <text:p text:style-name="P39"><text:span text:style-name="Strong_20_Emphasis"><text:span text:style-name="T3"><text:s text:c="8"/></text:span></text:span><text:span text:style-name="Strong_20_Emphasis"><text:span text:style-name="T7"><text:s/>Minimizes the impact of construction on the natural environment, preserving ecosystems and biodiversity while promoting sustainable urban development.</text:span></text:span></text:p>
        </text:list-item>
      </text:list>
      <text:p text:style-name="P8"><text:span text:style-name="Strong_20_Emphasis"><text:span text:style-name="T7"/></text:span></text:p>
      <text:list xml:id="list6800210529244055651" text:style-name="L22">
        <text:list-item>
          <text:p text:style-name="P40"><text:span text:style-name="Strong_20_Emphasis"><text:span text:style-name="T3">Community Well-being:</text:span></text:span></text:p>
          <text:p text:style-name="P40"><text:span text:style-name="Strong_20_Emphasis"><text:span text:style-name="T6"><text:s text:c="10"/></text:span></text:span><text:span text:style-name="Strong_20_Emphasis"><text:span text:style-name="T7">Creates spaces that enhance the quality of life for inhabitants, with improved air quality, natural light, and overall comfort, positively impacting community health and well-being.</text:span></text:span></text:p>
        </text:list-item>
      </text:list>
      <text:p text:style-name="P8"><text:span text:style-name="Strong_20_Emphasis"><text:span text:style-name="T7"/></text:span></text:p>
      <text:list xml:id="list7598806031100073220" text:style-name="L23">
        <text:list-item>
          <text:p text:style-name="P41"><text:span text:style-name="Strong_20_Emphasis"><text:span text:style-name="T3">Educational Tool:</text:span></text:span></text:p>
          <text:p text:style-name="P41"><text:span text:style-name="Strong_20_Emphasis"><text:span text:style-name="T3"><text:s text:c="9"/></text:span></text:span><text:span text:style-name="Strong_20_Emphasis"><text:span text:style-name="T7">Serves as an educational tool, raising awareness among professionals, students, and the general public about the importance of environmentally responsible design practices.</text:span></text:span></text:p>
        </text:list-item>
      </text:list>
      <text:p text:style-name="P8"><text:span text:style-name="Strong_20_Emphasis"><text:span text:style-name="T7"/></text:span></text:p>
      <text:p text:style-name="P8"><text:span text:style-name="Strong_20_Emphasis"><text:span text:style-name="T7"><text:s text:c="21"/>Environmentally Monitoring CAD transforms the design process, making it more environmentally conscious and fostering a new era of sustainable architecture and infrastructure develop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1M4S</meta:editing-duration>
    <meta:editing-cycles>3</meta:editing-cycles>
    <meta:generator>OpenOffice/4.1.11$Win32 OpenOffice.org_project/4111m1$Build-9808</meta:generator>
    <dc:date>2023-10-18T15:21:15.16</dc:date>
    <meta:document-statistic meta:table-count="0" meta:image-count="0" meta:object-count="0" meta:page-count="8" meta:paragraph-count="186" meta:word-count="1786" meta:character-count="15302"/>
    <meta:user-defined meta:name="Info 1"/>
    <meta:user-defined meta:name="Info 2"/>
    <meta:user-defined meta:name="Info 3"/>
    <meta:user-defined meta:name="Info 4"/>
  </office:meta>
</office:document-meta>
</file>